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"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" office:value-type="float" office:value="0.981645575327624" calcext:value-type="float">
            <text:p>0.981645575327624</text:p>
          </table:table-cell>
          <table:table-cell table:style-name="ce2"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"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ce2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" office:value-type="float" office:value="0.968425203170921" calcext:value-type="float">
            <text:p>0.968425203170921</text:p>
          </table:table-cell>
          <table:table-cell table:style-name="ce2"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table:style-name="ce2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" office:value-type="float" office:value="0.937295624272734" calcext:value-type="float">
            <text:p>0.937295624272734</text:p>
          </table:table-cell>
          <table:table-cell table:style-name="ce2" office:value-type="float" office:value="0.938035064554052" calcext:value-type="float">
            <text:p>0.938035064554052</text:p>
          </table:table-cell>
          <table:table-cell table:style-name="ce2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"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"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"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" table:formula="of:=AVERAGE([.E7:.E29])" office:value-type="float" office:value="0.874265309840153" calcext:value-type="float">
            <text:p>0.874265309840153</text:p>
          </table:table-cell>
          <table:table-cell table:style-name="ce2" table:formula="of:=AVERAGE([.F7:.F29])" office:value-type="float" office:value="0.87429971686235" calcext:value-type="float">
            <text:p>0.87429971686235</text:p>
          </table:table-cell>
          <table:table-cell table:style-name="ce2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" table:formula="of:=AVERAGE([.D32:.D50])" office:value-type="float" office:value="0.773759925266384" calcext:value-type="float">
            <text:p>0.773759925266384</text:p>
          </table:table-cell>
          <table:table-cell table:style-name="ce2" table:formula="of:=AVERAGE([.E32:.E50])" office:value-type="float" office:value="0.756711982787809" calcext:value-type="float">
            <text:p>0.756711982787809</text:p>
          </table:table-cell>
          <table:table-cell table:style-name="ce2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16T13:41:19.740209516</dc:date>
    <meta:editing-duration>PT24M53S</meta:editing-duration>
    <meta:editing-cycles>16</meta:editing-cycles>
    <meta:generator>LibreOffice/6.0.7.3$Linux_X86_64 LibreOffice_project/00m0$Build-3</meta:generator>
    <meta:document-statistic meta:table-count="1" meta:cell-count="452" meta:object-count="0"/>
  </office:meta>
</office:document-meta>
</file>